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341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54" calcext:value-type="float">
            <text:p>0.54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99 kWh</text:p>
          </table:table-cell>
          <table:table-cell office:value-type="float" office:value="1242.7" calcext:value-type="float">
            <text:p>1242.7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9.68" calcext:value-type="float">
            <text:p>9.68</text:p>
          </table:table-cell>
          <table:table-cell office:value-type="float" office:value="-442.08" calcext:value-type="float">
            <text:p>-442.08</text:p>
          </table:table-cell>
          <table:table-cell office:value-type="string" calcext:value-type="string">
            <text:p>T-J</text:p>
          </table:table-cell>
          <table:table-cell office:value-type="float" office:value="978.47" calcext:value-type="float">
            <text:p>978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25 kWh</text:p>
          </table:table-cell>
          <table:table-cell office:value-type="float" office:value="1427.35" calcext:value-type="float">
            <text:p>1427.35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1.54" calcext:value-type="float">
            <text:p>11.54</text:p>
          </table:table-cell>
          <table:table-cell office:value-type="float" office:value="-440.32" calcext:value-type="float">
            <text:p>-440.32</text:p>
          </table:table-cell>
          <table:table-cell office:value-type="string" calcext:value-type="string">
            <text:p>T-J</text:p>
          </table:table-cell>
          <table:table-cell office:value-type="float" office:value="1165.57" calcext:value-type="float">
            <text:p>1165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36 kWh</text:p>
          </table:table-cell>
          <table:table-cell office:value-type="float" office:value="1501.15" calcext:value-type="float">
            <text:p>1501.15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12.29" calcext:value-type="float">
            <text:p>12.29</text:p>
          </table:table-cell>
          <table:table-cell office:value-type="float" office:value="-438.42" calcext:value-type="float">
            <text:p>-438.42</text:p>
          </table:table-cell>
          <table:table-cell office:value-type="string" calcext:value-type="string">
            <text:p>T-J</text:p>
          </table:table-cell>
          <table:table-cell office:value-type="float" office:value="1241.34" calcext:value-type="float">
            <text:p>1241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4" calcext:value-type="float">
            <text:p>1.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11 kWh</text:p>
          </table:table-cell>
          <table:table-cell office:value-type="float" office:value="1314.35" calcext:value-type="float">
            <text:p>1314.35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0.43" calcext:value-type="float">
            <text:p>10.43</text:p>
          </table:table-cell>
          <table:table-cell office:value-type="float" office:value="-436.68" calcext:value-type="float">
            <text:p>-436.68</text:p>
          </table:table-cell>
          <table:table-cell office:value-type="string" calcext:value-type="string">
            <text:p>T-J</text:p>
          </table:table-cell>
          <table:table-cell office:value-type="float" office:value="1055.13" calcext:value-type="float">
            <text:p>1055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04 kWh</text:p>
          </table:table-cell>
          <table:table-cell office:value-type="float" office:value="1258.76" calcext:value-type="float">
            <text:p>1258.76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9.89" calcext:value-type="float">
            <text:p>9.89</text:p>
          </table:table-cell>
          <table:table-cell office:value-type="float" office:value="-434.96" calcext:value-type="float">
            <text:p>-434.96</text:p>
          </table:table-cell>
          <table:table-cell office:value-type="string" calcext:value-type="string">
            <text:p>T-J</text:p>
          </table:table-cell>
          <table:table-cell office:value-type="float" office:value="998.65" calcext:value-type="float">
            <text:p>998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14 kWh</text:p>
          </table:table-cell>
          <table:table-cell office:value-type="float" office:value="1325.13" calcext:value-type="float">
            <text:p>1325.13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0.56" calcext:value-type="float">
            <text:p>10.56</text:p>
          </table:table-cell>
          <table:table-cell office:value-type="float" office:value="-433.12" calcext:value-type="float">
            <text:p>-433.12</text:p>
          </table:table-cell>
          <table:table-cell office:value-type="string" calcext:value-type="string">
            <text:p>T-J</text:p>
          </table:table-cell>
          <table:table-cell office:value-type="float" office:value="1066.86" calcext:value-type="float">
            <text:p>1066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12 kWh</text:p>
          </table:table-cell>
          <table:table-cell office:value-type="float" office:value="1305.65" calcext:value-type="float">
            <text:p>1305.65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0.38" calcext:value-type="float">
            <text:p>10.38</text:p>
          </table:table-cell>
          <table:table-cell office:value-type="float" office:value="-431.43" calcext:value-type="float">
            <text:p>-431.43</text:p>
          </table:table-cell>
          <table:table-cell office:value-type="string" calcext:value-type="string">
            <text:p>T-J</text:p>
          </table:table-cell>
          <table:table-cell office:value-type="float" office:value="1048.22" calcext:value-type="float">
            <text:p>1048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99 kWh</text:p>
          </table:table-cell>
          <table:table-cell office:value-type="float" office:value="1207.96" calcext:value-type="float">
            <text:p>1207.96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9.41" calcext:value-type="float">
            <text:p>9.41</text:p>
          </table:table-cell>
          <table:table-cell office:value-type="float" office:value="-429.71" calcext:value-type="float">
            <text:p>-429.71</text:p>
          </table:table-cell>
          <table:table-cell office:value-type="string" calcext:value-type="string">
            <text:p>T-J</text:p>
          </table:table-cell>
          <table:table-cell office:value-type="float" office:value="950.61" calcext:value-type="float">
            <text:p>950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206 kWh</text:p>
          </table:table-cell>
          <table:table-cell office:value-type="float" office:value="1239.3" calcext:value-type="float">
            <text:p>1239.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9.8" calcext:value-type="float">
            <text:p>9.8</text:p>
          </table:table-cell>
          <table:table-cell office:value-type="float" office:value="-421.34" calcext:value-type="float">
            <text:p>-421.34</text:p>
          </table:table-cell>
          <table:table-cell office:value-type="string" calcext:value-type="string">
            <text:p>T-J</text:p>
          </table:table-cell>
          <table:table-cell office:value-type="float" office:value="990.03" calcext:value-type="float">
            <text:p>990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46" calcext:value-type="float">
            <text:p>1.4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06 kWh</text:p>
          </table:table-cell>
          <table:table-cell office:value-type="float" office:value="1220.57" calcext:value-type="float">
            <text:p>1220.57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9.66" calcext:value-type="float">
            <text:p>9.66</text:p>
          </table:table-cell>
          <table:table-cell office:value-type="float" office:value="-417.05" calcext:value-type="float">
            <text:p>-417.05</text:p>
          </table:table-cell>
          <table:table-cell office:value-type="string" calcext:value-type="string">
            <text:p>T-J</text:p>
          </table:table-cell>
          <table:table-cell office:value-type="float" office:value="977.11" calcext:value-type="float">
            <text:p>977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.86" calcext:value-type="float">
            <text:p>2.86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17 kWh</text:p>
          </table:table-cell>
          <table:table-cell office:value-type="float" office:value="1290.94" calcext:value-type="float">
            <text:p>1290.94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0.38" calcext:value-type="float">
            <text:p>10.38</text:p>
          </table:table-cell>
          <table:table-cell office:value-type="float" office:value="-415.23" calcext:value-type="float">
            <text:p>-415.23</text:p>
          </table:table-cell>
          <table:table-cell office:value-type="string" calcext:value-type="string">
            <text:p>T-J</text:p>
          </table:table-cell>
          <table:table-cell office:value-type="float" office:value="1050.74" calcext:value-type="float">
            <text:p>1050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17 kWh</text:p>
          </table:table-cell>
          <table:table-cell office:value-type="float" office:value="1266.64" calcext:value-type="float">
            <text:p>1266.6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0.14" calcext:value-type="float">
            <text:p>10.14</text:p>
          </table:table-cell>
          <table:table-cell office:value-type="float" office:value="-413.52" calcext:value-type="float">
            <text:p>-413.52</text:p>
          </table:table-cell>
          <table:table-cell office:value-type="string" calcext:value-type="string">
            <text:p>T-J</text:p>
          </table:table-cell>
          <table:table-cell office:value-type="float" office:value="1024.41" calcext:value-type="float">
            <text:p>1024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53:45.056000000</meta:creation-date>
    <dc:date>2018-03-26T18:55:44.644000000</dc:date>
    <meta:editing-duration>PT2M</meta:editing-duration>
    <meta:editing-cycles>1</meta:editing-cycles>
    <meta:document-statistic meta:table-count="1" meta:cell-count="147" meta:object-count="0"/>
    <meta:generator>LibreOffice/5.3.4.2$Windows_x86 LibreOffice_project/f82d347ccc0be322489bf7da61d7e4ad13fe2ff3</meta:generator>
  </office:meta>
</office:document-meta>
</file>